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élioration :</text:p>
      <text:p text:style-name="Standard"/>
      <text:p text:style-name="Standard">au niveau des processus. </text:p>
      <text:p text:style-name="Standard"/>
      <text:list xml:id="list2121337855949257146" text:style-name="L1">
        <text:list-item>
          <text:p text:style-name="P1">ajout d'un processus archivages des données incluant un retour d'expérience.</text:p>
        </text:list-item>
        <text:list-item>
          <text:p text:style-name="P1">Ajout de bases de connaissances pour un meilleur suivit du projet pouvant être consulté et devant être complété pour chaque opération. </text:p>
        </text:list-item>
        <text:list-item>
          <text:p text:style-name="P1">Ajout d'un module de gestion des risque permettant de mettre à jour les risques au cours des opérations. </text:p>
        </text:list-item>
        <text:list-item>
          <text:p text:style-name="P1">Ajout d'un tableau de bord permettant un meilleur suivit du projet. </text:p>
        </text:list-item>
      </text:list>
      <text:p text:style-name="Standard"/>
      <text:p text:style-name="Standard">au niveau organisation : </text:p>
      <text:list xml:id="list4371286884784380646" text:style-name="L3">
        <text:list-item>
          <text:p text:style-name="P3">découpage en secteur d'activité</text:p>
        </text:list-item>
        <text:list-item>
          <text:p text:style-name="P3">techniciens spécialisés </text:p>
        </text:list-item>
      </text:list>
      <text:p text:style-name="Standard"/>
      <text:p text:style-name="Standard">au niveau technologique :</text:p>
      <text:list xml:id="list2502134658069042390" text:style-name="L2">
        <text:list-item>
          <text:p text:style-name="P2">ajout d'une base de connaissance par secteur d'activité </text:p>
        </text:list-item>
        <text:list-item>
          <text:p text:style-name="P2">ajout d'une base de connaissance par opération </text:p>
        </text:list-item>
        <text:list-item>
          <text:p text:style-name="P2">ajout d'un info center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5-01-09T08:53:15.80</meta:creation-date>
    <dc:date>2015-01-09T10:40:24.87</dc:date>
    <dc:creator>Simon Rispal</dc:creator>
    <meta:editing-duration>PT1H47M9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3" meta:word-count="108" meta:character-count="664"/>
  </office:meta>
</office:document-meta>
</file>